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9600000138E38531D70F0A347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ddddd" draw:textarea-horizontal-align="justify" draw:textarea-vertical-align="middle" draw:auto-grow-height="false" fo:min-height="7.038cm" fo:min-width="26.073cm"/>
    </style:style>
    <style:style style:name="gr2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top" draw:auto-grow-height="false" fo:min-height="1.343cm" fo:min-width="4.119cm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fo:min-height="1.674cm"/>
    </style:style>
    <style:style style:name="gr4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1.403cm" fo:min-width="3.579cm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28cm" draw:marker-end="Symmetric_20_Arrow" draw:marker-end-width="0.28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draw:fill-color="#dddddd" draw:textarea-horizontal-align="justify" draw:textarea-vertical-align="middle" draw:auto-grow-height="false" fo:min-height="3.626cm" fo:min-width="25.685cm"/>
    </style:style>
    <style:style style:name="gr7" style:family="graphic" style:parent-style-name="standard">
      <style:graphic-properties draw:stroke="none" svg:stroke-color="#000000" draw:fill="none" draw:fill-color="#ffffff" fo:min-height="1.486cm"/>
    </style:style>
    <style:style style:name="gr8" style:family="graphic" style:parent-style-name="standard">
      <style:graphic-properties draw:stroke="solid" svg:stroke-width="0.081cm" svg:stroke-color="#000000" draw:marker-start-width="0.321cm" draw:marker-end-width="0.321cm" draw:fill-color="#00ffff" draw:textarea-horizontal-align="justify" draw:textarea-vertical-align="middle" draw:auto-grow-height="false" fo:min-height="0.826cm" fo:min-width="3.679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442cm" draw:marker-end-width="0.442cm" draw:fill-color="#00ffff" draw:textarea-horizontal-align="justify" draw:textarea-vertical-align="middle" draw:auto-grow-height="false" fo:min-height="0.062cm" fo:min-width="3.596cm" fo:padding-top="0.165cm" fo:padding-bottom="0.165cm" fo:padding-left="0.29cm" fo:padding-right="0.29cm"/>
    </style:style>
    <style:style style:name="gr10" style:family="graphic" style:parent-style-name="standard">
      <style:graphic-properties draw:stroke="solid" svg:stroke-width="0.081cm" svg:stroke-color="#000000" draw:marker-start-width="0.321cm" draw:marker-end-width="0.321cm" draw:fill-color="#00ffff" draw:textarea-horizontal-align="justify" draw:textarea-vertical-align="middle" draw:auto-grow-height="false" fo:min-height="0.64cm" fo:min-width="0.192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fo:min-height="0.788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.114cm" fo:min-width="0cm"/>
    </style:style>
    <style:style style:name="gr13" style:family="graphic" style:parent-style-name="standard">
      <style:graphic-properties draw:stroke="none" svg:stroke-color="#000000" draw:fill="none" draw:fill-color="#ffffff" fo:min-height="1.391cm"/>
    </style:style>
    <style:style style:name="gr14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0.942cm" fo:min-width="3.055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fo:min-height="1.543cm"/>
    </style:style>
    <style:style style:name="gr16" style:family="graphic" style:parent-style-name="standard">
      <style:graphic-properties svg:stroke-width="0.081cm" svg:stroke-color="#000000" draw:marker-start-width="0.442cm" draw:marker-end-width="0.442cm" draw:fill-color="#00ffff" draw:textarea-horizontal-align="justify" draw:textarea-vertical-align="middle" draw:auto-grow-height="false" fo:min-height="0.062cm" fo:min-width="5.042cm" fo:padding-top="0.165cm" fo:padding-bottom="0.165cm" fo:padding-left="0.29cm" fo:padding-right="0.29cm"/>
    </style:style>
    <style:style style:name="gr17" style:family="graphic" style:parent-style-name="standard">
      <style:graphic-properties draw:stroke="solid" svg:stroke-width="0.081cm" svg:stroke-color="#000000" draw:marker-start-width="0.321cm" draw:marker-end-width="0.321cm" draw:fill-color="#00ffff" draw:textarea-horizontal-align="justify" draw:textarea-vertical-align="middle" draw:auto-grow-height="false" fo:min-height="0.826cm" fo:min-width="5.012cm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fo:min-height="1.023cm"/>
    </style:style>
    <style:style style:name="gr19" style:family="graphic" style:parent-style-name="objectwithoutfill">
      <style:graphic-properties svg:stroke-width="0.159cm" draw:marker-start-width="0.438cm" draw:marker-end="Symmetric_20_Arrow" draw:marker-end-width="0.538cm" draw:fill="none" draw:textarea-vertical-align="middle" fo:padding-top="0.204cm" fo:padding-bottom="0.204cm" fo:padding-left="0.329cm" fo:padding-right="0.329cm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0.368cm" fo:min-width="0.981cm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4.76cm" fo:min-width="0.106cm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.331cm" fo:min-width="0.871cm"/>
    </style:style>
    <style:style style:name="gr23" style:family="graphic" style:parent-style-name="standard">
      <style:graphic-properties svg:stroke-color="#000000" draw:fill-color="#000000" draw:textarea-horizontal-align="justify" draw:textarea-vertical-align="middle" draw:auto-grow-height="false" fo:min-height="0.539cm" fo:min-width="1.433cm"/>
    </style:style>
    <style:style style:name="gr24" style:family="graphic" style:parent-style-name="standard">
      <style:graphic-properties svg:stroke-color="#000000" draw:fill-color="#000000" draw:textarea-horizontal-align="justify" draw:textarea-vertical-align="middle" draw:auto-grow-height="false" fo:min-height="9.216cm" fo:min-width="0.106cm"/>
    </style:style>
    <style:style style:name="gr25" style:family="graphic" style:parent-style-name="standard">
      <style:graphic-properties svg:stroke-color="#000000" draw:fill-color="#000000" draw:textarea-horizontal-align="justify" draw:textarea-vertical-align="middle" draw:auto-grow-height="false" fo:min-height="0.644cm" fo:min-width="0.871cm"/>
    </style:style>
    <style:style style:name="gr26" style:family="graphic" style:parent-style-name="standard">
      <style:graphic-properties svg:stroke-color="#000000" draw:fill-color="#000000" draw:textarea-horizontal-align="justify" draw:textarea-vertical-align="middle" draw:auto-grow-height="false" fo:min-height="0.368cm" fo:min-width="1.433cm"/>
    </style:style>
    <style:style style:name="gr27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0.721cm" fo:min-width="1.629cm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fo:min-height="1.172cm"/>
    </style:style>
    <style:style style:name="gr29" style:family="graphic" style:parent-style-name="standard">
      <style:graphic-properties draw:stroke="none" svg:stroke-color="#000000" draw:fill="none" draw:fill-color="#ffffff" fo:min-height="1.25cm"/>
    </style:style>
    <style:style style:name="gr30" style:family="graphic" style:parent-style-name="standard">
      <style:graphic-properties draw:stroke="solid" svg:stroke-width="0.081cm" svg:stroke-color="#000000" draw:marker-start-width="0.321cm" draw:marker-end-width="0.321cm" draw:fill-color="#00ffff" draw:textarea-horizontal-align="justify" draw:textarea-vertical-align="middle" draw:auto-grow-height="false" fo:min-height="0.826cm" fo:min-width="5.048cm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000000" draw:marker-start-width="0.442cm" draw:marker-end-width="0.442cm" draw:fill-color="#00ffff" draw:textarea-horizontal-align="justify" draw:textarea-vertical-align="middle" draw:auto-grow-height="false" fo:min-height="0.062cm" fo:min-width="5.048cm" fo:padding-top="0.165cm" fo:padding-bottom="0.165cm" fo:padding-left="0.29cm" fo:padding-right="0.29cm"/>
    </style:style>
    <style:style style:name="gr32" style:family="graphic" style:parent-style-name="standard">
      <style:graphic-properties svg:stroke-color="#000000" draw:fill-color="#000000" draw:textarea-horizontal-align="justify" draw:textarea-vertical-align="middle" draw:auto-grow-height="false" fo:min-height="0.002cm" fo:min-width="1.308cm"/>
    </style:style>
    <style:style style:name="gr33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1.437cm" fo:min-width="3.579cm" fo:padding-top="0.178cm" fo:padding-bottom="0.178cm" fo:padding-left="0.303cm" fo:padding-right="0.303cm"/>
    </style:style>
    <style:style style:name="gr34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1.335cm" fo:min-width="3.579cm" fo:padding-top="0.178cm" fo:padding-bottom="0.178cm" fo:padding-left="0.303cm" fo:padding-right="0.303cm"/>
    </style:style>
    <style:style style:name="gr35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1.503cm" fo:min-width="3.579cm" fo:padding-top="0.178cm" fo:padding-bottom="0.178cm" fo:padding-left="0.303cm" fo:padding-right="0.303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ffff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361cm" svg:height="8.076cm" svg:x="4.825cm" svg:y="1.3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681cm" svg:height="2.403cm" svg:x="14.808cm" svg:y="6.76cm">
          <text:p text:style-name="P2"><text:span text:style-name="T1">Timing profiler</text:span></text:p>
          <text:p text:style-name="P2"><text:span text:style-name="T1">rea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1.013cm" svg:height="1.924cm" svg:x="13.45cm" svg:y="1.299cm">
          <draw:text-box>
            <text:p><text:span text:style-name="T2">Process </text:span><text:span text:style-name="T2">framework </text:span></text:p>
          </draw:text-box>
        </draw:frame>
        <draw:custom-shape draw:style-name="gr4" draw:text-style-name="P3" draw:layer="layout" svg:width="5.917cm" svg:height="2.487cm" svg:x="11.374cm" svg:y="2.766cm">
          <text:p text:style-name="P2"><text:span text:style-name="T1">VLSI timing</text:span></text:p>
          <text:p text:style-name="P2"><text:span text:style-name="T1">analyz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1.723cm" svg:y1="5.213cm" svg:x2="18.572cm" svg:y2="6.703cm">
          <text:p/>
        </draw:line>
        <draw:line draw:style-name="gr5" draw:text-style-name="P5" draw:layer="layout" svg:x1="14.7cm" svg:y1="5.285cm" svg:x2="17.827cm" svg:y2="6.752cm">
          <text:p/>
        </draw:line>
        <draw:line draw:style-name="gr5" draw:text-style-name="P5" draw:layer="layout" svg:x1="8.326cm" svg:y1="5.189cm" svg:x2="16.929cm" svg:y2="6.958cm">
          <text:p/>
        </draw:line>
        <draw:line draw:style-name="gr5" draw:text-style-name="P5" draw:layer="layout" svg:x1="28.242cm" svg:y1="5.189cm" svg:x2="19.368cm" svg:y2="6.789cm">
          <text:p/>
        </draw:line>
        <draw:custom-shape draw:style-name="gr6" draw:text-style-name="P1" draw:layer="layout" svg:width="26.603cm" svg:height="4.294cm" svg:x="5.141cm" svg:y="9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14.507cm" svg:height="1.736cm" svg:x="12.498cm" svg:y="9.868cm">
          <draw:text-box>
            <text:p><text:span text:style-name="T2">Simulation framework </text:span></text:p>
          </draw:text-box>
        </draw:frame>
        <draw:custom-shape draw:style-name="gr8" draw:text-style-name="P6" draw:layer="layout" svg:width="4.259cm" svg:height="1.156cm" svg:x="5.808cm" svg:y="12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4.176cm" svg:height="0.392cm" draw:transform="skewX (1.0478956828974) translate (6.48cm 11.9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772cm" svg:height="0.97cm" draw:transform="skewX (0.565137611795764) rotate (0.565486677646163) translate (10.054cm 12.3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4" draw:layer="layout" svg:width="4.318cm" svg:height="1.038cm" svg:x="5.581cm" svg:y="12.411cm">
          <draw:text-box>
            <text:p><text:span text:style-name="T3"><text:s text:c="4"/></text:span><text:span text:style-name="T3">Process</text:span></text:p>
          </draw:text-box>
        </draw:frame>
        <draw:custom-shape draw:style-name="gr8" draw:text-style-name="P6" draw:layer="layout" svg:width="4.259cm" svg:height="1.156cm" svg:x="11.129cm" svg:y="12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4.176cm" svg:height="0.392cm" draw:transform="skewX (1.0478956828974) translate (11.801cm 11.9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772cm" svg:height="0.97cm" draw:transform="skewX (0.565137611795764) rotate (0.565486677646163) translate (15.375cm 12.3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4" draw:layer="layout" svg:width="4.318cm" svg:height="1.038cm" svg:x="10.902cm" svg:y="12.412cm">
          <draw:text-box>
            <text:p><text:span text:style-name="T3"><text:s text:c="4"/></text:span><text:span text:style-name="T3">Process</text:span></text:p>
          </draw:text-box>
        </draw:frame>
        <draw:custom-shape draw:style-name="gr8" draw:text-style-name="P6" draw:layer="layout" svg:width="4.259cm" svg:height="1.156cm" svg:x="20.85cm" svg:y="12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4.176cm" svg:height="0.392cm" draw:transform="skewX (1.0478956828974) translate (21.522cm 11.9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772cm" svg:height="0.97cm" draw:transform="skewX (0.565137611795764) rotate (0.565486677646163) translate (25.096cm 12.3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4" draw:layer="layout" svg:width="4.318cm" svg:height="1.038cm" svg:x="20.623cm" svg:y="12.413cm">
          <draw:text-box>
            <text:p><text:span text:style-name="T3"><text:s text:c="4"/></text:span><text:span text:style-name="T3">Process</text:span></text:p>
          </draw:text-box>
        </draw:frame>
        <draw:custom-shape draw:style-name="gr8" draw:text-style-name="P6" draw:layer="layout" svg:width="4.259cm" svg:height="1.156cm" svg:x="26.271cm" svg:y="12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4.176cm" svg:height="0.392cm" draw:transform="skewX (1.0478956828974) translate (26.943cm 11.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772cm" svg:height="0.97cm" draw:transform="skewX (0.565137611795764) rotate (0.565486677646163) translate (30.517cm 12.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4" draw:layer="layout" svg:width="4.318cm" svg:height="1.038cm" svg:x="26.044cm" svg:y="12.414cm">
          <draw:text-box>
            <text:p><text:span text:style-name="T3"><text:s text:c="4"/></text:span><text:span text:style-name="T3">Process</text:span></text:p>
          </draw:text-box>
        </draw:frame>
        <draw:custom-shape draw:style-name="gr12" draw:text-style-name="P7" draw:layer="layout" svg:width="0.414cm" svg:height="0.364cm" svg:x="16.892cm" svg:y="12.53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414cm" svg:height="0.364cm" svg:x="17.692cm" svg:y="12.53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414cm" svg:height="0.364cm" svg:x="18.492cm" svg:y="12.53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414cm" svg:height="0.364cm" svg:x="19.392cm" svg:y="12.53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414cm" svg:height="0.364cm" svg:x="17.452cm" svg:y="4.1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414cm" svg:height="0.364cm" svg:x="18.252cm" svg:y="4.1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414cm" svg:height="0.364cm" svg:x="19.152cm" svg:y="4.1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6.603cm" svg:height="4.294cm" svg:x="5.16cm" svg:y="14.7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12.15cm" svg:height="1.641cm" svg:x="12.717cm" svg:y="14.684cm">
          <draw:text-box>
            <text:p><text:span text:style-name="T2">Scenario framework </text:span></text:p>
          </draw:text-box>
        </draw:frame>
        <draw:custom-shape draw:style-name="gr14" draw:text-style-name="P3" draw:layer="layout" svg:width="5.175cm" svg:height="1.836cm" svg:x="5.915cm" svg:y="16.5cm">
          <text:p text:style-name="P2"><text:span text:style-name="T1">Corre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414cm" svg:height="0.364cm" svg:x="16.247cm" svg:y="17.27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414cm" svg:height="0.364cm" svg:x="17.047cm" svg:y="17.27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414cm" svg:height="0.364cm" svg:x="17.847cm" svg:y="17.27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414cm" svg:height="0.364cm" svg:x="18.747cm" svg:y="17.27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5.175cm" svg:height="1.836cm" svg:x="11.515cm" svg:y="16.501cm">
          <text:p text:style-name="P2"><text:span text:style-name="T1">Corre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5.175cm" svg:height="1.836cm" svg:x="19.515cm" svg:y="16.502cm">
          <text:p text:style-name="P2"><text:span text:style-name="T1">Corre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5.175cm" svg:height="1.836cm" svg:x="25.315cm" svg:y="16.503cm">
          <text:p text:style-name="P2"><text:span text:style-name="T1">Corre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6.603cm" svg:height="4.294cm" svg:x="5.16cm" svg:y="19.6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8" draw:layer="layout" svg:width="15.906cm" svg:height="1.793cm" svg:x="11.617cm" svg:y="19.624cm">
          <draw:text-box>
            <text:p><text:span text:style-name="T2">Timing </text:span><text:span text:style-name="T2">Analys</text:span><text:span text:style-name="T2">is </text:span><text:span text:style-name="T2">frame</text:span><text:span text:style-name="T2">work </text:span></text:p>
          </draw:text-box>
        </draw:frame>
        <draw:custom-shape draw:style-name="gr8" draw:text-style-name="P6" draw:layer="layout" svg:width="4.259cm" svg:height="1.156cm" svg:x="5.829cm" svg:y="12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4.176cm" svg:height="0.392cm" draw:transform="skewX (1.0478956828974) translate (6.501cm 11.9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772cm" svg:height="0.97cm" draw:transform="skewX (0.565137611795764) rotate (0.565486677646163) translate (10.075cm 12.3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4" draw:layer="layout" svg:width="4.318cm" svg:height="1.038cm" svg:x="5.602cm" svg:y="12.412cm">
          <draw:text-box>
            <text:p><text:span text:style-name="T3"><text:s text:c="4"/></text:span><text:span text:style-name="T3">Process</text:span></text:p>
          </draw:text-box>
        </draw:frame>
        <draw:custom-shape draw:style-name="gr8" draw:text-style-name="P6" draw:layer="layout" svg:width="4.259cm" svg:height="1.156cm" svg:x="8.97cm" svg:y="22.1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5.622cm" svg:height="0.392cm" draw:transform="skewX (1.0478956828974) translate (9.642cm 21.7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772cm" svg:height="0.97cm" draw:transform="skewX (0.565137611795764) rotate (0.565486677646163) translate (14.616cm 22.1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4" draw:layer="layout" svg:width="4.318cm" svg:height="1.038cm" svg:x="8.743cm" svg:y="22.2cm">
          <draw:text-box>
            <text:p><text:span text:style-name="T3"><text:s text:c="4"/></text:span><text:span text:style-name="T3">Process</text:span></text:p>
          </draw:text-box>
        </draw:frame>
        <draw:custom-shape draw:style-name="gr17" draw:text-style-name="P6" draw:layer="layout" svg:width="5.592cm" svg:height="1.156cm" svg:x="8.991cm" svg:y="22.1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4" draw:layer="layout" svg:width="5.179cm" svg:height="1.273cm" svg:x="9.064cm" svg:y="22.201cm">
          <draw:text-box>
            <text:p><text:span text:style-name="T3"><text:s text:c="4"/></text:span><text:span text:style-name="T3">Simulation</text:span></text:p>
          </draw:text-box>
        </draw:frame>
        <draw:custom-shape draw:style-name="gr8" draw:text-style-name="P6" draw:layer="layout" svg:width="4.259cm" svg:height="1.156cm" svg:x="21.195cm" svg:y="21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5.622cm" svg:height="0.392cm" draw:transform="skewX (1.0478956828974) translate (21.867cm 21.5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0.772cm" svg:height="0.97cm" draw:transform="skewX (0.565137611795764) rotate (0.565486677646163) translate (26.841cm 21.9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4" draw:layer="layout" svg:width="4.318cm" svg:height="1.038cm" svg:x="20.968cm" svg:y="22.048cm">
          <draw:text-box>
            <text:p><text:span text:style-name="T3"><text:s text:c="4"/></text:span><text:span text:style-name="T3">Process</text:span></text:p>
          </draw:text-box>
        </draw:frame>
        <draw:custom-shape draw:style-name="gr17" draw:text-style-name="P6" draw:layer="layout" svg:width="5.592cm" svg:height="1.156cm" svg:x="21.216cm" svg:y="21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4" draw:layer="layout" svg:width="5.179cm" svg:height="1.273cm" svg:x="22.489cm" svg:y="22.049cm">
          <draw:text-box>
            <text:p><text:span text:style-name="T3">Scenario</text:span></text:p>
          </draw:text-box>
        </draw:frame>
        <draw:line draw:style-name="gr19" draw:text-style-name="P5" draw:layer="layout" svg:x1="14.951cm" svg:y1="22.52cm" svg:x2="21.003cm" svg:y2="22.52cm">
          <text:p/>
        </draw:line>
        <draw:custom-shape draw:style-name="gr20" draw:text-style-name="P7" draw:layer="layout" svg:width="1.481cm" svg:height="0.618cm" svg:x="3.406cm" svg:y="6.9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0.606cm" svg:height="5.01cm" svg:x="3.393cm" svg:y="6.9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.716cm" svg:height="0.973cm" svg:x="3.396cm" svg:y="11.202cm">
          <text:p/>
          <draw:enhanced-geometry svg:viewBox="0 0 21600 21600" draw:text-areas="0 ?f0 ?f5 ?f2" draw:type="right-arrow" draw:modifiers="14290.9726266744 4368.788501026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7" draw:layer="layout" svg:width="1.933cm" svg:height="0.789cm" svg:x="3.242cm" svg:y="12.99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0.606cm" svg:height="9.466cm" svg:x="3.229cm" svg:y="12.99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716cm" svg:height="1.5cm" svg:x="3.232cm" svg:y="21.445cm">
          <text:p/>
          <draw:enhanced-geometry svg:viewBox="0 0 21600 21600" draw:text-areas="0 ?f0 ?f5 ?f2" draw:type="right-arrow" draw:modifiers="14290.9726266744 4368.788501026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7" draw:layer="layout" svg:width="1.933cm" svg:height="0.618cm" svg:x="31.843cm" svg:y="16.80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7" draw:layer="layout" svg:width="0.606cm" svg:height="5.01cm" svg:x="33.186cm" svg:y="16.80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7" draw:layer="layout" svg:width="1.716cm" svg:height="0.973cm" svg:x="32.073cm" svg:y="21.594cm">
          <text:p/>
          <draw:enhanced-geometry svg:viewBox="0 0 21600 21600" draw:mirror-horizontal="true" draw:text-areas="0 ?f0 ?f5 ?f2" draw:type="right-arrow" draw:modifiers="14290.9726266744 4368.788501026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" draw:layer="layout" svg:width="3.161cm" svg:height="1.521cm" svg:x="3.585cm" svg:y="2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4" draw:layer="layout" svg:width="2.702cm" svg:height="1.422cm" svg:x="6.878cm" svg:y="24.382cm">
          <draw:text-box>
            <text:p><text:span text:style-name="T4">Task</text:span></text:p>
          </draw:text-box>
        </draw:frame>
        <draw:frame draw:style-name="gr28" draw:text-style-name="P4" draw:layer="layout" svg:width="6.358cm" svg:height="1.422cm" svg:x="17.849cm" svg:y="24.294cm">
          <draw:text-box>
            <text:p><text:span text:style-name="T4">Module task</text:span></text:p>
          </draw:text-box>
        </draw:frame>
        <draw:frame draw:style-name="gr29" draw:text-style-name="P4" draw:layer="layout" svg:width="6.358cm" svg:height="1.5cm" svg:x="26.828cm" svg:y="24.248cm">
          <draw:text-box>
            <text:p><text:span text:style-name="T4">dependency</text:span></text:p>
          </draw:text-box>
        </draw:frame>
        <draw:custom-shape draw:style-name="gr30" draw:text-style-name="P6" draw:layer="layout" svg:width="5.628cm" svg:height="1.156cm" svg:x="11.036cm" svg:y="24.70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5.628cm" svg:height="0.392cm" draw:transform="skewX (1.0478956828974) translate (11.708cm 24.29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772cm" svg:height="0.97cm" draw:transform="skewX (0.565137611795764) rotate (0.565486677646163) translate (16.682cm 24.705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006cm" svg:height="0.952cm" svg:x="24.716cm" svg:y="24.523cm">
          <text:p/>
          <draw:enhanced-geometry svg:viewBox="0 0 21600 21600" draw:text-areas="0 ?f0 ?f5 ?f2" draw:type="right-arrow" draw:modifiers="13528.2511210762 7947.774480712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3" draw:layer="layout" svg:width="5.917cm" svg:height="2.535cm" svg:x="19.874cm" svg:y="2.718cm">
          <text:p text:style-name="P2"><text:span text:style-name="T1">VLSI timing</text:span></text:p>
          <text:p text:style-name="P2"><text:span text:style-name="T1">analyz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5.917cm" svg:height="2.391cm" svg:x="25.973cm" svg:y="2.862cm">
          <text:p text:style-name="P2"><text:span text:style-name="T1">VLSI timing</text:span></text:p>
          <text:p text:style-name="P2"><text:span text:style-name="T1">analyz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draw:layer="layout" svg:width="5.917cm" svg:height="2.627cm" svg:x="5.174cm" svg:y="2.626cm">
          <text:p text:style-name="P2"><text:span text:style-name="T1">VLSI timing</text:span></text:p>
          <text:p text:style-name="P2"><text:span text:style-name="T1">analyz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5" draw:layer="layout" svg:width="5.051cm" svg:height="3.882cm" svg:x="26.655cm" svg:y="5.614cm">
          <draw:image xlink:href="Pictures/100000000000019600000138E38531D70F0A347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14:34:30.140846617</meta:creation-date>
    <meta:generator>LibreOffice/5.1.6.2$Linux_X86_64 LibreOffice_project/10m0$Build-2</meta:generator>
    <dc:date>2019-08-08T10:48:46.705057355</dc:date>
    <meta:editing-duration>PT5H7M36S</meta:editing-duration>
    <meta:editing-cycles>50</meta:editing-cycles>
    <meta:document-statistic meta:object-count="83"/>
  </office:meta>
</office:document-meta>
</file>